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, 'Lucida Sans Unicode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yrene B LC" svg:font-family="'Styrene B LC', 'Helvetica Neue'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51c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4pt" fo:language="ru" fo:country="RU" fo:font-weight="bold" officeooo:rsid="000c51ca" officeooo:paragraph-rsid="000c51ca" style:font-size-asian="12.25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00c51ca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8.001cm" style:auto-text-indent="false"/>
      <style:text-properties style:font-name="Times New Roman" fo:font-size="14pt" officeooo:paragraph-rsid="000c51ca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4pt" fo:language="en" fo:country="US" fo:font-weight="bold" officeooo:rsid="000c51ca" officeooo:paragraph-rsid="000c51ca" style:font-size-asian="12.25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en" fo:country="US" fo:font-weight="bold" officeooo:rsid="000c51ca" officeooo:paragraph-rsid="000c51ca" style:font-size-asian="12.25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language="ru" fo:country="RU" fo:font-weight="bold" officeooo:rsid="000c51ca" officeooo:paragraph-rsid="000c51ca" style:font-size-asian="18pt" style:font-weight-asian="bold" style:font-name-complex="Times New Roman1" style:font-size-complex="18pt" style:font-weight-complex="bold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6pt" fo:language="ru" fo:country="RU" fo:font-style="normal" fo:font-weight="normal" officeooo:rsid="000c51ca" officeooo:paragraph-rsid="000c51ca" style:font-size-asian="14pt" style:font-style-asian="normal" style:font-weight-asian="normal" style:font-name-complex="Times New Roman1" style:font-size-complex="16pt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language="ru" fo:country="RU" officeooo:rsid="001f5793" officeooo:paragraph-rsid="000c51c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f5793" officeooo:paragraph-rsid="000c51c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size="21pt" officeooo:rsid="000c51ca" officeooo:paragraph-rsid="000c51ca" style:font-size-asian="21pt" style:font-size-complex="21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size="18pt" fo:font-weight="bold" officeooo:rsid="001f5793" officeooo:paragraph-rsid="000c51ca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size="18pt" officeooo:rsid="000c51ca" officeooo:paragraph-rsid="000c51ca" style:font-size-asian="18pt" style:font-size-complex="18p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fo:font-weight="normal" officeooo:rsid="001f5793" officeooo:paragraph-rsid="000c51ca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1f5793" officeooo:paragraph-rsid="000c51ca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0c51ca"/>
    </style:style>
    <style:style style:name="P17" style:family="paragraph" style:parent-style-name="Standard">
      <style:paragraph-properties fo:margin-top="0cm" fo:margin-bottom="0cm" style:contextual-spacing="false" fo:line-height="80%" fo:text-align="start" style:justify-single-word="false"/>
      <style:text-properties officeooo:paragraph-rsid="000c51ca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0" style:family="paragraph" style:parent-style-name="Text_20_body" style:list-style-name="L4">
      <style:paragraph-properties fo:margin-top="0.159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top="0.159cm" fo:margin-bottom="0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2" style:family="paragraph" style:parent-style-name="Text_20_body" style:list-style-name="L5">
      <style:paragraph-properties fo:margin-top="0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3" style:family="paragraph" style:parent-style-name="Text_20_body" style:list-style-name="L5">
      <style:paragraph-properties fo:margin-top="0.159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4" style:family="paragraph" style:parent-style-name="Text_20_body" style:list-style-name="L5">
      <style:paragraph-properties fo:margin-top="0.159cm" fo:margin-bottom="0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5" style:family="paragraph" style:parent-style-name="Text_20_body" style:list-style-name="L6">
      <style:paragraph-properties fo:margin-top="0.159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6" style:family="paragraph" style:parent-style-name="Text_20_body" style:list-style-name="L6">
      <style:paragraph-properties fo:margin-top="0cm" fo:margin-bottom="0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7" style:family="paragraph" style:parent-style-name="Text_20_body" style:list-style-name="L7">
      <style:paragraph-properties fo:margin-top="0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8" style:family="paragraph" style:parent-style-name="Text_20_body" style:list-style-name="L7">
      <style:paragraph-properties fo:margin-top="0.159cm" fo:margin-bottom="0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29" style:family="paragraph" style:parent-style-name="Text_20_body" style:list-style-name="L8">
      <style:paragraph-properties fo:margin-top="0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30" style:family="paragraph" style:parent-style-name="Text_20_body" style:list-style-name="L8">
      <style:paragraph-properties fo:margin-top="0.159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31" style:family="paragraph" style:parent-style-name="Text_20_body" style:list-style-name="L8">
      <style:paragraph-properties fo:margin-top="0.159cm" fo:margin-bottom="0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32" style:family="paragraph" style:parent-style-name="Text_20_body" style:list-style-name="L9">
      <style:paragraph-properties fo:margin-top="0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33" style:family="paragraph" style:parent-style-name="Text_20_body" style:list-style-name="L10">
      <style:paragraph-properties fo:margin-top="0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34" style:family="paragraph" style:parent-style-name="Text_20_body" style:list-style-name="L8">
      <style:paragraph-properties fo:margin-top="0.159cm" fo:margin-bottom="0.159cm" style:contextual-spacing="false" fo:line-height="80%" fo:orphans="2" fo:widows="2" fo:padding="0cm" fo:border="none"/>
      <style:text-properties fo:font-variant="normal" fo:text-transform="none" fo:color="#111111" loext:opacity="100%" style:font-name="Times New Roman" fo:letter-spacing="normal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0c51ca"/>
    </style:style>
    <style:style style:name="P36" style:family="paragraph" style:parent-style-name="Text_20_body" style:list-style-name="L5">
      <style:paragraph-properties fo:margin-top="0cm" fo:margin-bottom="0.159cm" style:contextual-spacing="false" fo:line-height="80%" fo:orphans="2" fo:widows="2" fo:padding="0cm" fo:border="none"/>
      <style:text-properties style:font-name="Times New Roman"/>
    </style:style>
    <style:style style:name="P37" style:family="paragraph" style:parent-style-name="Text_20_body" style:list-style-name="L4">
      <style:paragraph-properties fo:margin-top="0.159cm" fo:margin-bottom="0.159cm" style:contextual-spacing="false" fo:line-height="80%" fo:orphans="2" fo:widows="2" fo:padding="0cm" fo:border="none"/>
      <style:text-properties style:font-name="Times New Roman"/>
    </style:style>
    <style:style style:name="P38" style:family="paragraph" style:parent-style-name="Text_20_body">
      <style:paragraph-properties fo:margin-left="0cm" fo:margin-right="0cm" fo:line-height="80%" fo:orphans="2" fo:widows="2" fo:text-indent="0cm" style:auto-text-indent="false"/>
      <style:text-properties style:font-name="Times New Roman"/>
    </style:style>
    <style:style style:name="P39" style:family="paragraph" style:parent-style-name="Text_20_body" style:list-style-name="L9">
      <style:paragraph-properties fo:margin-top="0.159cm" fo:margin-bottom="0cm" style:contextual-spacing="false" fo:line-height="80%" fo:orphans="2" fo:widows="2" fo:padding="0cm" fo:border="none"/>
      <style:text-properties style:font-name="Times New Roman"/>
    </style:style>
    <style:style style:name="P40" style:family="paragraph" style:parent-style-name="Text_20_body" style:list-style-name="L10">
      <style:paragraph-properties fo:margin-top="0.159cm" fo:margin-bottom="0cm" style:contextual-spacing="false" fo:line-height="80%" fo:orphans="2" fo:widows="2" fo:padding="0cm" fo:border="none"/>
      <style:text-properties style:font-name="Times New Roman"/>
    </style:style>
    <style:style style:name="T1" style:family="text">
      <style:text-properties officeooo:rsid="000c51c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51ca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f5793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c51ca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0c51ca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officeooo:rsid="000c51ca" style:font-size-asian="12.25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officeooo:rsid="000c51ca" style:font-size-asian="14pt" style:font-name-complex="Times New Roman1" style:font-size-complex="14pt"/>
    </style:style>
    <style:style style:name="T10" style:family="text">
      <style:text-properties style:font-name="Times New Roman" fo:font-weight="bold" style:font-weight-asian="bold" style:font-name-complex="Times New Roman1" style:font-weight-complex="bold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font-name="Times New Roman" officeooo:rsid="000c51ca" style:font-name-complex="Times New Roman1"/>
    </style:style>
    <style:style style:name="T13" style:family="text">
      <style:text-properties style:font-name="Times New Roman" fo:language="ru" fo:country="RU" fo:font-weight="bold" style:font-weight-asian="bold" style:font-name-complex="Times New Roman1" style:font-weight-complex="bold"/>
    </style:style>
    <style:style style:name="T14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5" style:family="text">
      <style:text-properties fo:language="ru" fo:country="RU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c51ca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0c51ca" style:font-size-asian="14pt" style:font-weight-asian="bold" style:font-name-complex="Times New Roman1" style:font-size-complex="14pt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c51ca" style:font-size-asian="14pt" style:font-weight-asian="bold" style:font-name-complex="Times New Roman1" style:font-size-complex="14pt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0c51ca" style:text-blinking="false" style:font-size-asian="14pt" style:font-weight-asian="bold" style:font-name-complex="Times New Roman1" style:font-size-complex="14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en" fo:country="US" fo:font-style="normal" style:text-underline-style="none" fo:font-weight="normal" officeooo:rsid="000c51ca" style:text-blinking="false" style:font-size-asian="14pt" style:font-weight-asian="bold" style:font-name-complex="Times New Roman1" style:font-size-complex="14pt" style:font-weight-complex="bold"/>
    </style:style>
    <style:style style:name="T22" style:family="text"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T23" style:family="text">
      <style:text-properties fo:font-variant="normal" fo:text-transform="none" fo:color="#111111" loext:opacity="100%" fo:font-size="12pt" fo:letter-spacing="normal" fo:font-style="normal" fo:font-weight="normal"/>
    </style:style>
    <style:style style:name="T24" style:family="text">
      <style:text-properties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0">Техническая документация</text:span></text:p>
      <text:p text:style-name="P13"><text:span text:style-name="T10">Определение и описание </text:span><text:span text:style-name="T14">API</text:span><text:span text:style-name="T13">, структур данных и алгоритмов.</text:span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г. </text:span><text:span text:style-name="T5">Санкт-Петербург</text:span><text:span text:style-name="T4"/></text:p>
      <text:p text:style-name="P1"><text:span text:style-name="T4">20</text:span><text:span text:style-name="T5">23</text:span><text:span text:style-name="T4"> г.</text:span></text:p>
      <text:p text:style-name="P12"><text:soft-page-break/><text:span text:style-name="T11">Аннотация</text:span></text:p>
      <text:p text:style-name="P14"><text:span text:style-name="T4"><text:tab/>Настоящий документ </text:span><text:span text:style-name="T6">представляет собой техническая документацию по определению и описанию </text:span><text:span text:style-name="T7">API</text:span><text:span text:style-name="T9">, структур данных и алгоритмов. <text:s/></text:span></text:p>
      <text:p text:style-name="P15"/>
      <text:p text:style-name="P12"><text:span text:style-name="T12">Описание</text:span></text:p>
      <text:p text:style-name="P2">Что такое <text:span text:style-name="T2">API</text:span></text:p>
      <text:p text:style-name="P35"><text:span text:style-name="T18"><text:tab/>API </text:span><text:span text:style-name="T19">— описание способов взаимодействия одной компьютерной программы с другими. Обычно входит в описание какого-либо </text:span><text:span text:style-name="T21">и</text:span><text:span text:style-name="T20">нтернет протокола</text:span><text:span text:style-name="T19">, программного каркаса <text:s/>или стандарта вызовов функций</text:span><text:span text:style-name="T20"> операционной системы.</text:span><text:span text:style-name="T19"> Часто реализуется отдельной программной библиотекой </text:span><text:span text:style-name="T20"><text:s/></text:span><text:span text:style-name="T19">или сервисом </text:span><text:a xlink:type="simple" xlink:href="https://ru.wikipedia.org/wiki/Операционная_система" text:style-name="Internet_20_link" text:visited-style-name="Visited_20_Internet_20_Link"><text:span text:style-name="T20">операционной системы</text:span></text:a><text:span text:style-name="T19">. Используется программистами при написании всевозможных </text:span><text:a xlink:type="simple" xlink:href="https://ru.wikipedia.org/wiki/Прикладное_программное_обеспечение" text:style-name="Internet_20_link" text:visited-style-name="Visited_20_Internet_20_Link"><text:span text:style-name="T20">приложений</text:span></text:a><text:span text:style-name="T19">.</text:span></text:p>
      <text:p text:style-name="P18"><text:tab/>Проще говоря, это набор компонентов, с помощью которых компьютерная программа (бот или же сайт) может использовать другую программу.</text:p>
      <text:p text:style-name="P5"><text:span text:style-name="T15">Как работает </text:span>API</text:p>
      <text:p text:style-name="P16"><text:span text:style-name="T8"><text:tab/></text:span><text:span text:style-name="T19">Пользовательский интерфейс предназначен для человека, а API используют приложения. Пользователь вызывает API, который сообщает приложению, что нужно что-то сделать, затем приложение использует API, чтобы тоже попросить веб-сервер что-то сделать. API — это посредник между приложением и сервером. Каждый раз, когда приложение связывается с другим приложением или с сервером, используется API. </text:span></text:p>
      <text:p text:style-name="P6"><text:span text:style-name="T15"/></text:p>
      <text:p text:style-name="P6"><text:span text:style-name="T15">Виды </text:span>API</text:p>
      <text:p text:style-name="P17"><text:span text:style-name="T8"><text:tab/></text:span><text:span text:style-name="T16">Теперь посмотрим, какие бывают виды API</text:span><text:span text:style-name="T17">:</text:span><text:line-break/><text:line-break/><text:span text:style-name="T22">Виды API по способу реализации:</text:span></text:p>
      <text:list xml:id="list3424024133" text:style-name="L4">
        <text:list-item>
          <text:p text:style-name="P19">Web service APIs</text:p>
        </text:list-item>
      </text:list>
      <text:list text:style-name="L5">
        <text:list-item>
          <text:p text:style-name="P22">XML-RPC and JSON-RPC</text:p>
        </text:list-item>
        <text:list-item>
          <text:p text:style-name="P23">SOAP</text:p>
        </text:list-item>
        <text:list-item>
          <text:p text:style-name="P24">REST</text:p>
          <text:p text:style-name="P36"/>
        </text:list-item>
      </text:list>
      <text:list xml:id="list101621550624593" text:continue-list="list3424024133" text:style-name="L4">
        <text:list-item>
          <text:p text:style-name="P20"><text:span text:style-name="T3">W</text:span>ebSockets APIs</text:p>
        </text:list-item>
      </text:list>
      <text:list xml:id="list1734969983" text:style-name="L6">
        <text:list-item>
          <text:p text:style-name="P25">Library-based APIs</text:p>
        </text:list-item>
        <text:list-item>
          <text:p text:style-name="P26">Java Script</text:p>
        </text:list-item>
      </text:list>
      <text:list xml:id="list101621760461513" text:continue-list="list101621550624593" text:style-name="L4">
        <text:list-header>
          <text:p text:style-name="P37"/>
        </text:list-header>
        <text:list-item>
          <text:p text:style-name="P21"><text:span text:style-name="T1">В</text:span>Class-based APIs</text:p>
        </text:list-item>
      </text:list>
      <text:list xml:id="list914770177" text:style-name="L7">
        <text:list-item>
          <text:p text:style-name="P27">C# API</text:p>
        </text:list-item>
        <text:list-item>
          <text:p text:style-name="P28">Java</text:p>
        </text:list-item>
      </text:list>
      <text:p text:style-name="P38"><text:line-break/><text:span text:style-name="T23">Виды API по категориям применения:</text:span></text:p>
      <text:list xml:id="list295504255" text:style-name="L8">
        <text:list-item>
          <text:p text:style-name="P29">OS function and routines</text:p>
        </text:list-item>
      </text:list>
      <text:list xml:id="list1022915734" text:style-name="L9">
        <text:list-item>
          <text:list>
            <text:list-item>
              <text:p text:style-name="P32">Access to file system</text:p>
            </text:list-item>
            <text:list-item>
              <text:p text:style-name="P39"><text:span text:style-name="T23">Access to user interface</text:span></text:p>
            </text:list-item>
          </text:list>
        </text:list-item>
      </text:list>
      <text:list xml:id="list101621980851578" text:continue-list="list295504255" text:style-name="L8">
        <text:list-item>
          <text:p text:style-name="P30"><text:soft-page-break/>Object remoting APIs</text:p>
        </text:list-item>
      </text:list>
      <text:list xml:id="list309700540" text:style-name="L10">
        <text:list-item>
          <text:list>
            <text:list-item>
              <text:p text:style-name="P33">CORBA</text:p>
            </text:list-item>
            <text:list-item>
              <text:p text:style-name="P40"><text:span text:style-name="T23">Net remoting</text:span></text:p>
            </text:list-item>
          </text:list>
        </text:list-item>
      </text:list>
      <text:list xml:id="list101622272317043" text:continue-list="list101621980851578" text:style-name="L8">
        <text:list-item>
          <text:p text:style-name="P31">Hardware APIs</text:p>
          <text:list>
            <text:list-item>
              <text:p text:style-name="P29">Video acceleration (OpenCL…)</text:p>
            </text:list-item>
            <text:list-item>
              <text:p text:style-name="P30">Hard disk drives</text:p>
            </text:list-item>
            <text:list-item>
              <text:p text:style-name="P34"><text:span text:style-name="T24">PCI bus</text:span></text:p>
            </text:list-item>
          </text:list>
        </text:list-item>
      </text:list>
      <text:p text:style-name="P7">Заключение</text:p>
      <text:p text:style-name="P8">В данной технической документации представленная основная информация об <text:span text:style-name="T2">API, </text:span>ее классификации и как она устроен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, 'Lucida Sans Unicode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yrene B LC" svg:font-family="'Styrene B LC', 'Helvetica Neue'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09:46:29.779000000</meta:creation-date>
    <dc:date>2023-04-21T10:16:21.414000000</dc:date>
    <meta:editing-duration>PT29M52S</meta:editing-duration>
    <meta:editing-cycles>1</meta:editing-cycles>
    <meta:document-statistic meta:table-count="0" meta:image-count="0" meta:object-count="0" meta:page-count="3" meta:paragraph-count="38" meta:word-count="245" meta:character-count="1721" meta:non-whitespace-character-count="1520"/>
    <meta:generator>LibreOffice/7.5.2.2$Windows_X86_64 LibreOffice_project/53bb9681a964705cf672590721dbc85eb4d0c3a2</meta:generator>
  </office:meta>
</office:document-meta>
</file>